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800000" style:font-name="Comic Sans MS" fo:font-size="14pt" fo:letter-spacing="normal" fo:font-style="normal" fo:font-weight="bold" style:font-size-asian="14pt" style:font-size-complex="14pt"/>
    </style:style>
    <style:style style:name="P2" style:family="paragraph" style:parent-style-name="Heading_20_3">
      <style:paragraph-properties fo:margin-left="0cm" fo:margin-right="0cm" fo:margin-top="0.508cm" fo:margin-bottom="0.339cm" loext:contextual-spacing="false" fo:line-height="125%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fo:font-weight="normal" officeooo:paragraph-rsid="000b49e9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fo:font-weight="normal" officeooo:paragraph-rsid="00128408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style:text-underline-style="solid" style:text-underline-width="auto" style:text-underline-color="font-color" fo:font-weight="normal" officeooo:paragraph-rsid="00128408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style:text-underline-style="solid" style:text-underline-width="auto" style:text-underline-color="font-color" fo:font-weight="normal" officeooo:paragraph-rsid="000abedb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000000" style:font-name="Comic Sans MS" fo:font-size="14pt" fo:letter-spacing="normal" fo:font-style="normal" fo:font-weight="normal" officeooo:rsid="00056939" officeooo:paragraph-rsid="00056939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000000" style:font-name="Comic Sans MS" fo:font-size="14pt" fo:letter-spacing="normal" fo:font-style="normal" fo:font-weight="normal" officeooo:rsid="0007e99d" officeooo:paragraph-rsid="0007e99d" style:font-size-asian="14pt" style:font-size-complex="14pt"/>
    </style:style>
    <style:style style:name="P11" style:family="paragraph" style:parent-style-name="Horizontal_20_Line">
      <style:text-properties style:font-name="Comic Sans MS" fo:font-size="14pt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.339cm" loext:contextual-spacing="false" fo:orphans="2" fo:widows="2"/>
      <style:text-properties fo:font-variant="normal" fo:text-transform="none" fo:color="#24292e" style:font-name="Comic Sans MS" fo:font-size="14pt" fo:letter-spacing="normal" fo:font-style="normal" fo:font-weight="normal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.339cm" loext:contextual-spacing="false" fo:orphans="2" fo:widows="2"/>
      <style:text-properties fo:font-variant="normal" fo:text-transform="none" fo:color="#24292e" style:font-name="Comic Sans MS" fo:font-size="14pt" fo:letter-spacing="normal" fo:font-style="normal" fo:font-weight="normal" style:font-size-asian="14pt" style:font-size-complex="14pt"/>
    </style:style>
    <style:style style:name="P14" style:family="paragraph" style:parent-style-name="Text_20_body" style:list-style-name="L2">
      <style:paragraph-properties fo:margin-top="0cm" fo:margin-bottom="0.339cm" loext:contextual-spacing="false" fo:orphans="2" fo:widows="2"/>
      <style:text-properties fo:font-variant="normal" fo:text-transform="none" fo:color="#24292e" style:font-name="Comic Sans MS" fo:font-size="14pt" fo:letter-spacing="normal" fo:font-style="normal" fo:font-weight="normal" officeooo:paragraph-rsid="000fea16" style:font-size-asian="14pt" style:font-size-complex="14pt"/>
    </style:style>
    <style:style style:name="P15" style:family="paragraph" style:parent-style-name="Text_20_body" style:list-style-name="L3">
      <style:paragraph-properties fo:margin-top="0cm" fo:margin-bottom="0.339cm" loext:contextual-spacing="false" fo:orphans="2" fo:widows="2"/>
      <style:text-properties fo:font-variant="normal" fo:text-transform="none" fo:color="#24292e" style:font-name="Comic Sans MS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list-style-name="L4">
      <style:paragraph-properties fo:margin-top="0cm" fo:margin-bottom="0.339cm" loext:contextual-spacing="false" fo:orphans="2" fo:widows="2"/>
      <style:text-properties fo:font-variant="normal" fo:text-transform="none" fo:color="#24292e" style:font-name="Comic Sans MS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Comic Sans MS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Comic Sans MS" fo:font-size="14pt" fo:letter-spacing="normal" fo:font-style="normal" fo:font-weight="norm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Comic Sans MS" fo:font-size="14pt" fo:letter-spacing="normal" fo:font-style="normal" fo:font-weight="normal" officeooo:paragraph-rsid="000fea16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fo:font-weight="normal" officeooo:paragraph-rsid="00128408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fo:font-weight="normal" officeooo:rsid="001531fe" officeooo:paragraph-rsid="001531fe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fo:font-variant="normal" fo:text-transform="none" fo:color="#24292e" style:font-name="Comic Sans MS" fo:font-size="14pt" fo:letter-spacing="normal" fo:font-style="normal" fo:font-weight="normal" officeooo:rsid="0017f6c8" officeooo:paragraph-rsid="0017f6c8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Comic Sans MS" fo:font-size="14pt" style:font-size-asian="14pt" style:font-size-complex="14pt"/>
    </style:style>
    <style:style style:name="T1" style:family="text">
      <style:text-properties officeooo:rsid="00068506"/>
    </style:style>
    <style:style style:name="T2" style:family="text">
      <style:text-properties officeooo:rsid="0007a1ae"/>
    </style:style>
    <style:style style:name="T3" style:family="text">
      <style:text-properties officeooo:rsid="0008776b"/>
    </style:style>
    <style:style style:name="T4" style:family="text">
      <style:text-properties officeooo:rsid="00094a43"/>
    </style:style>
    <style:style style:name="T5" style:family="text">
      <style:text-properties officeooo:rsid="0009a4d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abedb"/>
    </style:style>
    <style:style style:name="T8" style:family="text">
      <style:text-properties officeooo:rsid="000b49e9"/>
    </style:style>
    <style:style style:name="T9" style:family="text">
      <style:text-properties officeooo:rsid="000c8767"/>
    </style:style>
    <style:style style:name="T10" style:family="text">
      <style:text-properties officeooo:rsid="000dfefb"/>
    </style:style>
    <style:style style:name="T11" style:family="text">
      <style:text-properties officeooo:rsid="000fea16"/>
    </style:style>
    <style:style style:name="T12" style:family="text">
      <style:text-properties officeooo:rsid="00128408"/>
    </style:style>
    <style:style style:name="T13" style:family="text">
      <style:text-properties style:text-underline-style="none" officeooo:rsid="00128408"/>
    </style:style>
    <style:style style:name="T14" style:family="text">
      <style:text-properties officeooo:rsid="00132ea4"/>
    </style:style>
    <style:style style:name="T15" style:family="text">
      <style:text-properties officeooo:rsid="00160661"/>
    </style:style>
    <style:style style:name="T16" style:family="text">
      <style:text-properties officeooo:rsid="001770ca"/>
    </style:style>
    <style:style style:name="T17" style:family="text">
      <style:text-properties fo:font-variant="normal" fo:text-transform="none" fo:color="#24292e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ahier des charges</text:h>
      <text:h text:style-name="P2" text:outline-level="3"><text:bookmark text:name="user-content-présentation-du-site"/>Présentation du site</text:h>
      <text:p text:style-name="P9">SosgalR est une application web responsive que les voyageurs peuvent utiliser sur leur mobile lorsqu’ils ont besoin d’un abris dans l’urgence.</text:p>
      <text:p text:style-name="P9">Ce besoin peut survenir lorsque l’utilisateur est victime d’une arnaque lors d’une réservation chez un particulier comme dans une auberge, d’un grand retard ou <text:span text:style-name="T1">l’</text:span>annulation d’<text:span text:style-name="T1">un vol ou d’un train, ou bien lorsque les conditions météos deviennent néfastes (froids, nuit, forte pluie, vents violents, etc,)</text:span></text:p>
      <text:p text:style-name="P9">Les hôtes <text:span text:style-name="T2">disponibles aux alentours de l’utilisateur </text:span>accueillent <text:span text:style-name="T2">celui-ci </text:span>gratuitement <text:span text:style-name="T2">pour une nuit ou le temps que l’orage passe.</text:span></text:p>
      <text:p text:style-name="P10">La particularité de SOSgalR se trouve dans son caractère urgent. C’est à dire que cette application n’a pas pour vocation de remplacer une préparation minutieuse de son voyage et une anticipation des éventuelles imprévus.<text:line-break/><text:span text:style-name="T3">Elle se doit ainsi être facile et rapide d’utilisation.</text:span></text:p>
      <text:p text:style-name="P10"/>
      <text:p text:style-name="P7">Public visé :</text:p>
      <text:p text:style-name="P5"><text:span text:style-name="T13">-</text:span>Les voyageurs</text:p>
      <text:p text:style-name="P5"><text:span text:style-name="T12">-</text:span>les touristes</text:p>
      <text:p text:style-name="P5"><text:span text:style-name="T12">-</text:span>toutes personnes ayant besoin d'un logement provisoire suite <text:span text:style-name="T4">à</text:span> un imprévu.</text:p>
      <text:p text:style-name="P3">Le site visera dans un premier temps toute la <text:span text:style-name="T4">F</text:span>rance métropolitaine.</text:p>
      <text:p text:style-name="P3"><text:span text:style-name="T4">Il</text:span> sera cré<text:span text:style-name="T5">é</text:span> sur la base d'un réseaux social.</text:p>
      <text:p text:style-name="P3"/>
      <text:p text:style-name="P8"><text:soft-page-break/>Besoin :</text:p>
      <text:p text:style-name="P5">Trouver un hébergement en cas d'imprévu. M<text:span text:style-name="T7">ê</text:span>me si la personne n'a pas les moyens de payer une auberge.<text:line-break/><text:span text:style-name="T12">Un imprévu peut être l’annulation d’un vol ou d’un train, la découverte sur place que son hébergement n’est pas/plus disponible (erreur, arnaque), la surprise d’un changement de météo, etc.</text:span></text:p>
      <text:p text:style-name="P21">Seulement, il n’est pas toujours simple de trouver un hôtel, une auberge, ou simplement un hôte lorsque l’on se situe, par exemple, dans une petite commune. <text:span text:style-name="T15">De plus, il peut arriver que l’utilisateur nai pas les moyen de payer une nuit chez un professionnel. </text:span></text:p>
      <text:p text:style-name="P5"><text:span text:style-name="T6">Réponse au besoin </text:span>:</text:p>
      <text:p text:style-name="P22">Une application web gratuite à mobilité numérique.</text:p>
      <text:p text:style-name="P4">Du côté de l'utilisateur - une liste d'hôte<text:span text:style-name="T16">s</text:span> dans un rayon de 30 km est disponible selon <text:span text:style-name="T8">sa</text:span> géolocalisation. - entrer en contact avec un hôte via une notification de validation, puis échange via me<text:span text:style-name="T5">s</text:span>sagerie type email - si hôte toujours ok, il donne un code qui sera modifié à chaque fois qu'il le fournit - l'utilisateur entre ce code, ce qui lui donne accès à l'adresse de la personne</text:p>
      <text:p text:style-name="P4">Du côté de l'hôte - saisir son adresse de domicile pour la base de donnée - indiquer ses temps de disponibilité (m<text:span text:style-name="T7">ê</text:span>me si la personne est chez elle, elle est en droit de ne vouloir recevoir personne) Limites :</text:p>
      <text:list xml:id="list3125841407" text:style-name="L1">
        <text:list-item>
          <text:p text:style-name="P12">Sécurité</text:p>
          <text:list>
            <text:list-item>
              <text:p text:style-name="P17">risque de cambriolage</text:p>
              <text:list>
                <text:list-item>
                  <text:p text:style-name="P17">crypter les adresses et un code permet de la décrypter</text:p>
                </text:list-item>
                <text:list-item>
                  <text:p text:style-name="P17">le code est modifié apr<text:span text:style-name="T9">è</text:span>s chaque entrée (=supprimer puis <text:span text:style-name="T9">régénérer</text:span> un code) - vérifier l'adresse</text:p>
                </text:list-item>
                <text:list-item>
                  <text:p text:style-name="P17">ris<text:span text:style-name="T14">que</text:span> de doublons -stocker les codes supprimé<text:span text:style-name="T9">s</text:span> dans une liste, et vérifier apr<text:span text:style-name="T9">è</text:span>s chaque création de code qu<text:span text:style-name="T9">e </text:span><text:soft-page-break/><text:span text:style-name="T9">celui généré</text:span> ne soit pas déj<text:span text:style-name="T7">à</text:span> présent dans toute les autres listes</text:p>
                </text:list-item>
                <text:list-item>
                  <text:p text:style-name="P17">risque de malveillance de la part des hôtes</text:p>
                </text:list-item>
                <text:list-item>
                  <text:p text:style-name="P17">pouvoir "vé<text:span text:style-name="T9">r</text:span>ifier" le profil public des utilisateurs</text:p>
                </text:list-item>
                <text:list-item>
                  <text:p text:style-name="P17">demander une notification &lt;24h apr<text:span text:style-name="T9">è</text:span>s l'<text:span text:style-name="T9">hébergement</text:span>, sinon <text:span text:style-name="T9">envoyer unealerte à la personne à prévenir.</text:span></text:p>
                </text:list-item>
                <text:list-item>
                  <text:p text:style-name="P17">commentaires sur l'hôte</text:p>
                </text:list-item>
                <text:list-item>
                  <text:p text:style-name="P17">risque de la part des utilisateurs</text:p>
                </text:list-item>
                <text:list-item>
                  <text:p text:style-name="P17">avertissement : cette appli est un "kit de secours", elle ne se substitue pas à une préparation minutieuse, ni à du Couchsurfing proprement dit.</text:p>
                </text:list-item>
                <text:list-item>
                  <text:p text:style-name="P17">commentaire à propos de l'utilisateur</text:p>
                </text:list-item>
              </text:list>
            </text:list-item>
            <text:list-item>
              <text:p text:style-name="P17">Limiter les simple<text:span text:style-name="T9">s</text:span> visiteurs du site</text:p>
              <text:list>
                <text:list-item>
                  <text:p text:style-name="P17">Inscription obligatoire ou l<text:span text:style-name="T9">o</text:span>gin AVANT l'acc<text:span text:style-name="T9">è</text:span>s au site/appli</text:p>
                </text:list-item>
              </text:list>
            </text:list-item>
            <text:list-item>
              <text:p text:style-name="P17">Spam -restriction sur le nombre "d'appel à l'aide", <text:span text:style-name="T9">un seul appel</text:span> par semaine (ce qui encourage à bien se préparer)</text:p>
            </text:list-item>
            <text:list-item>
              <text:p text:style-name="P17">Autres -rédiger conditions d'utilisation.</text:p>
            </text:list-item>
            <text:list-item>
              <text:p text:style-name="P17"/>
            </text:list-item>
          </text:list>
        </text:list-item>
      </text:list>
      <text:p text:style-name="P6">Fonctionnalités du site :</text:p>
      <text:list xml:id="list149394369" text:style-name="L2">
        <text:list-item>
          <text:p text:style-name="P13">Inscription (questionnaire) -identité (nom, prenom, nationalité, âge) -situation (professionnelle, familiale, habitudes de vie(fumeur...), rythme de vie, animaux de Cie) -résumé (motivation de l'inscription, valeurs, go<text:span text:style-name="T10">û</text:span>ts) -coordonnées masquées (téléphone, adresse domicile, email) "svp vérifiez avant que votre adresse soit recommue par Google maps"</text:p>
        </text:list-item>
        <text:list-item>
          <text:p text:style-name="P13">espace privé -seul l'utilisateur à accès à certaines fonctionnalités -param<text:span text:style-name="T11">è</text:span>tres du profil -s<text:span text:style-name="T11">a liste d’</text:span>Amis -sa Blacklist -historique des personnes accueillies</text:p>
        </text:list-item>
        <text:list-item>
          <text:p text:style-name="P14">notification par email</text:p>
          <text:list>
            <text:list-item>
              <text:p text:style-name="P19"><text:soft-page-break/>premier mail, l'hôte peut accepter ou refuser une demande de conversation</text:p>
            </text:list-item>
            <text:list-item>
              <text:p text:style-name="P18">mail de notification à chaque message privé</text:p>
            </text:list-item>
            <text:list-item>
              <text:p text:style-name="P18">fonction "Ami" pour continuer la conversation après l'hébergement, sinon blacklist.</text:p>
            </text:list-item>
            <text:list-item>
              <text:p text:style-name="P18">messagerie</text:p>
            </text:list-item>
            <text:list-item>
              <text:p text:style-name="P18">Implémentation Google maps</text:p>
            </text:list-item>
            <text:list-item>
              <text:p text:style-name="P18">"onglet Aide" + FAQ</text:p>
            </text:list-item>
            <text:list-item>
              <text:p text:style-name="P18">forum de discussion</text:p>
            </text:list-item>
          </text:list>
        </text:list-item>
      </text:list>
      <text:p text:style-name="P11"/>
      <text:p text:style-name="P3">Technologies nécessaires :</text:p>
      <text:p text:style-name="P3">Partie Web :</text:p>
      <text:list xml:id="list317712124" text:style-name="L3">
        <text:list-item>
          <text:p text:style-name="P15">HTML5 + CSS3 Media Queries -&gt; Base du site (Statique, gestion du design et du responsive</text:p>
        </text:list-item>
        <text:list-item>
          <text:p text:style-name="P15">Java Script -&gt; Implémentation API Google Geolocalisation</text:p>
        </text:list-item>
        <text:list-item>
          <text:p text:style-name="P15">PHP -&gt; gestion utilisateurs + gestion de base de données</text:p>
        </text:list-item>
        <text:list-item>
          <text:p text:style-name="P15">base de donné : MariaDB -&gt; stocker/gérer les comptes d'utilisateurs, les codes pour les adresse de domiciles, (messagerie)</text:p>
        </text:list-item>
      </text:list>
      <text:p text:style-name="P11"/>
      <text:p text:style-name="P3">[Modif] Boulot à faire répertorier tous les éléments de la BDD</text:p>
      <text:p text:style-name="P11"/>
      <text:p text:style-name="P3">Pour aller plus loin</text:p>
      <text:list xml:id="list862830442" text:style-name="L4">
        <text:list-item>
          <text:p text:style-name="P16">multilangue</text:p>
        </text:list-item>
        <text:list-item>
          <text:p text:style-name="P16">étendre périmettre all over the world</text:p>
        </text:list-item>
      </text:list>
      <text:p text:style-name="P23"><text:span text:style-name="T17">(à approfondir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5:10:43.584000000</meta:creation-date>
    <meta:generator>LibreOffice/5.3.4.2$Windows_x86 LibreOffice_project/f82d347ccc0be322489bf7da61d7e4ad13fe2ff3</meta:generator>
    <dc:date>2017-09-01T03:54:22.794000000</dc:date>
    <meta:editing-duration>PT1H35M24S</meta:editing-duration>
    <meta:editing-cycles>20</meta:editing-cycles>
    <meta:document-statistic meta:table-count="0" meta:image-count="0" meta:object-count="0" meta:page-count="4" meta:paragraph-count="58" meta:word-count="772" meta:character-count="4754" meta:non-whitespace-character-count="4071"/>
  </office:meta>
</office:document-meta>
</file>